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fe7f5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5.03pt" svg:height="259pt" svg:x="0.11pt" svg:y="277.09pt">
            <loext:p draw:notify-on-update-of-ranges="Sheet1.J17:Sheet1.J26 Sheet1.J16:Sheet1.J26 Sheet1.K16:Sheet1.K18 Sheet1.J16:Sheet1.J26 Sheet1.L16:Sheet1.L26 Sheet1.J16:Sheet1.J26 Sheet1.M16:Sheet1.M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3.35pt" svg:height="268.81pt" svg:x="0pt" svg:y="0pt">
            <loext:p draw:notify-on-update-of-ranges="Sheet1.J3:Sheet1.J12 Sheet1.J2:Sheet1.J12 Sheet1.K2:Sheet1.K4 Sheet1.J2:Sheet1.J12 Sheet1.L2:Sheet1.L12 Sheet1.J2:Sheet1.J12 Sheet1.M2:Sheet1.M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7"/>
        <table:table-column table:style-name="co5" table:default-cell-style-name="ce8"/>
        <table:table-row table:style-name="ro1">
          <table:table-cell table:number-columns-repeated="8"/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number-columns-repeated="8"/>
          <table:table-cell office:value-type="float" office:value="65536" calcext:value-type="float">
            <text:p>65536</text:p>
          </table:table-cell>
          <table:table-cell table:formula="of:=16*[.I2]" office:value-type="float" office:value="1048576" calcext:value-type="float">
            <text:p>1048576</text:p>
          </table:table-cell>
          <table:table-cell table:style-name="ce7" office:value-type="float" office:value="0.000448755" calcext:value-type="float">
            <text:p>0.000448755</text:p>
          </table:table-cell>
          <table:table-cell office:value-type="float" office:value="0.000396485" calcext:value-type="float">
            <text:p>0.000396485</text:p>
          </table:table-cell>
          <table:table-cell table:style-name="ce7" office:value-type="float" office:value="0.000401663" calcext:value-type="float">
            <text:p>0.000401663</text:p>
          </table:table-cell>
        </table:table-row>
        <table:table-row table:style-name="ro1">
          <table:table-cell table:number-columns-repeated="8"/>
          <table:table-cell table:style-name="ce3" office:value-type="float" office:value="131072" calcext:value-type="float">
            <text:p>131072</text:p>
          </table:table-cell>
          <table:table-cell table:style-name="ce6" table:formula="of:=16*[.I3]" office:value-type="float" office:value="2097152" calcext:value-type="float">
            <text:p>2097152</text:p>
          </table:table-cell>
          <table:table-cell office:value-type="float" office:value="0.000767858" calcext:value-type="float">
            <text:p>0.000767858</text:p>
          </table:table-cell>
          <table:table-cell table:style-name="ce8" office:value-type="float" office:value="0.000855841" calcext:value-type="float">
            <text:p>0.000855841</text:p>
          </table:table-cell>
          <table:table-cell office:value-type="float" office:value="0.000852056" calcext:value-type="float">
            <text:p>0.000852056</text:p>
          </table:table-cell>
        </table:table-row>
        <table:table-row table:style-name="ro1">
          <table:table-cell table:number-columns-repeated="8"/>
          <table:table-cell office:value-type="float" office:value="262144" calcext:value-type="float">
            <text:p>262144</text:p>
          </table:table-cell>
          <table:table-cell table:formula="of:=16*[.I4]" office:value-type="float" office:value="4194304" calcext:value-type="float">
            <text:p>4194304</text:p>
          </table:table-cell>
          <table:table-cell table:style-name="ce7" office:value-type="float" office:value="0.001573791" calcext:value-type="float">
            <text:p>0.001573791</text:p>
          </table:table-cell>
          <table:table-cell office:value-type="float" office:value="0.001691688" calcext:value-type="float">
            <text:p>0.001691688</text:p>
          </table:table-cell>
          <table:table-cell table:style-name="ce7" office:value-type="float" office:value="0.001687866" calcext:value-type="float">
            <text:p>0.001687866</text:p>
          </table:table-cell>
        </table:table-row>
        <table:table-row table:style-name="ro1">
          <table:table-cell table:number-columns-repeated="8"/>
          <table:table-cell table:style-name="ce3" office:value-type="float" office:value="524288" calcext:value-type="float">
            <text:p>524288</text:p>
          </table:table-cell>
          <table:table-cell table:style-name="ce6" table:formula="of:=16*[.I5]" office:value-type="float" office:value="8388608" calcext:value-type="float">
            <text:p>8388608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002616268" calcext:value-type="float">
            <text:p>0.002616268</text:p>
          </table:table-cell>
          <table:table-cell office:value-type="float" office:value="0.003485072" calcext:value-type="float">
            <text:p>0.003485072</text:p>
          </table:table-cell>
        </table:table-row>
        <table:table-row table:style-name="ro1">
          <table:table-cell table:number-columns-repeated="8"/>
          <table:table-cell office:value-type="float" office:value="1048576" calcext:value-type="float">
            <text:p>1048576</text:p>
          </table:table-cell>
          <table:table-cell table:formula="of:=16*[.I6]" office:value-type="float" office:value="16777216" calcext:value-type="float">
            <text:p>16777216</text:p>
          </table:table-cell>
          <table:table-cell table:style-name="ce9" office:value-type="string" calcext:value-type="string">
            <text:p>Error</text:p>
          </table:table-cell>
          <table:table-cell office:value-type="float" office:value="0.005946825" calcext:value-type="float">
            <text:p>0.005946825</text:p>
          </table:table-cell>
          <table:table-cell table:style-name="ce7" office:value-type="float" office:value="0.005656067" calcext:value-type="float">
            <text:p>0.005656067</text:p>
          </table:table-cell>
        </table:table-row>
        <table:table-row table:style-name="ro1">
          <table:table-cell table:number-columns-repeated="8"/>
          <table:table-cell table:style-name="ce3" office:value-type="float" office:value="2097152" calcext:value-type="float">
            <text:p>2097152</text:p>
          </table:table-cell>
          <table:table-cell table:style-name="ce6" table:formula="of:=16*[.I7]" office:value-type="float" office:value="33554432" calcext:value-type="float">
            <text:p>33554432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01183738" calcext:value-type="float">
            <text:p>0.01183738</text:p>
          </table:table-cell>
          <table:table-cell office:value-type="float" office:value="0.011410689" calcext:value-type="float">
            <text:p>0.011410689</text:p>
          </table:table-cell>
        </table:table-row>
        <table:table-row table:style-name="ro1">
          <table:table-cell table:number-columns-repeated="8"/>
          <table:table-cell office:value-type="float" office:value="4194304" calcext:value-type="float">
            <text:p>4194304</text:p>
          </table:table-cell>
          <table:table-cell table:formula="of:=16*[.I8]" office:value-type="float" office:value="67108864" calcext:value-type="float">
            <text:p>67108864</text:p>
          </table:table-cell>
          <table:table-cell table:style-name="ce9" office:value-type="string" calcext:value-type="string">
            <text:p>Error</text:p>
          </table:table-cell>
          <table:table-cell office:value-type="float" office:value="0.023291683" calcext:value-type="float">
            <text:p>0.023291683</text:p>
          </table:table-cell>
          <table:table-cell table:style-name="ce7" office:value-type="float" office:value="0.022616922" calcext:value-type="float">
            <text:p>0.022616922</text:p>
          </table:table-cell>
        </table:table-row>
        <table:table-row table:style-name="ro1">
          <table:table-cell table:number-columns-repeated="8"/>
          <table:table-cell table:style-name="ce3" office:value-type="float" office:value="8388608" calcext:value-type="float">
            <text:p>8388608</text:p>
          </table:table-cell>
          <table:table-cell table:style-name="ce6" table:formula="of:=16*[.I9]" office:value-type="float" office:value="134217728" calcext:value-type="float">
            <text:p>134217728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047261002" calcext:value-type="float">
            <text:p>0.047261002</text:p>
          </table:table-cell>
          <table:table-cell office:value-type="float" office:value="0.044423367" calcext:value-type="float">
            <text:p>0.044423367</text:p>
          </table:table-cell>
        </table:table-row>
        <table:table-row table:style-name="ro1">
          <table:table-cell table:number-columns-repeated="8"/>
          <table:table-cell office:value-type="float" office:value="16777216" calcext:value-type="float">
            <text:p>16777216</text:p>
          </table:table-cell>
          <table:table-cell table:formula="of:=16*[.I10]" office:value-type="float" office:value="268435456" calcext:value-type="float">
            <text:p>268435456</text:p>
          </table:table-cell>
          <table:table-cell table:style-name="ce9" office:value-type="string" calcext:value-type="string">
            <text:p>Error</text:p>
          </table:table-cell>
          <table:table-cell office:value-type="float" office:value="0.092758995" calcext:value-type="float">
            <text:p>0.092758995</text:p>
          </table:table-cell>
          <table:table-cell table:style-name="ce11" office:value-type="float" office:value="0.092420679" calcext:value-type="float">
            <text:p>0.092420679</text:p>
          </table:table-cell>
        </table:table-row>
        <table:table-row table:style-name="ro1">
          <table:table-cell table:number-columns-repeated="8"/>
          <table:table-cell table:style-name="ce3" office:value-type="float" office:value="33554432" calcext:value-type="float">
            <text:p>33554432</text:p>
          </table:table-cell>
          <table:table-cell table:style-name="ce6" table:formula="of:=16*[.I11]" office:value-type="float" office:value="536870912" calcext:value-type="float">
            <text:p>536870912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185798487" calcext:value-type="float">
            <text:p>0.185798487</text:p>
          </table:table-cell>
          <table:table-cell office:value-type="float" office:value="0.192134847" calcext:value-type="float">
            <text:p>0.192134847</text:p>
          </table:table-cell>
        </table:table-row>
        <table:table-row table:style-name="ro1">
          <table:table-cell table:number-columns-repeated="8"/>
          <table:table-cell table:style-name="ce4" office:value-type="float" office:value="67108864" calcext:value-type="float">
            <text:p>67108864</text:p>
          </table:table-cell>
          <table:table-cell table:formula="of:=16*[.I12]" office:value-type="float" office:value="1073741824" calcext:value-type="float">
            <text:p>1073741824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float" office:value="0.17647175" calcext:value-type="float">
            <text:p>0.17647175</text:p>
          </table:table-cell>
          <table:table-cell table:style-name="ce10" office:value-type="float" office:value="0.357497022" calcext:value-type="float">
            <text:p>0.357497022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number-columns-repeated="8"/>
          <table:table-cell office:value-type="float" office:value="65536" calcext:value-type="float">
            <text:p>65536</text:p>
          </table:table-cell>
          <table:table-cell table:formula="of:=16*[.I16]" office:value-type="float" office:value="1048576" calcext:value-type="float">
            <text:p>1048576</text:p>
          </table:table-cell>
          <table:table-cell table:style-name="ce7" office:value-type="float" office:value="0.000924192" calcext:value-type="float">
            <text:p>0.000924192</text:p>
          </table:table-cell>
          <table:table-cell office:value-type="float" office:value="0.001645494" calcext:value-type="float">
            <text:p>0.001645494</text:p>
          </table:table-cell>
          <table:table-cell table:style-name="ce7" office:value-type="float" office:value="0.000794568" calcext:value-type="float">
            <text:p>0.000794568</text:p>
          </table:table-cell>
        </table:table-row>
        <table:table-row table:style-name="ro1">
          <table:table-cell table:number-columns-repeated="8"/>
          <table:table-cell table:style-name="ce3" office:value-type="float" office:value="131072" calcext:value-type="float">
            <text:p>131072</text:p>
          </table:table-cell>
          <table:table-cell table:style-name="ce6" table:formula="of:=16*[.I17]" office:value-type="float" office:value="2097152" calcext:value-type="float">
            <text:p>2097152</text:p>
          </table:table-cell>
          <table:table-cell office:value-type="float" office:value="0.001694445" calcext:value-type="float">
            <text:p>0.001694445</text:p>
          </table:table-cell>
          <table:table-cell table:style-name="ce8" office:value-type="float" office:value="0.002461814" calcext:value-type="float">
            <text:p>0.002461814</text:p>
          </table:table-cell>
          <table:table-cell office:value-type="float" office:value="0.001836454" calcext:value-type="float">
            <text:p>0.001836454</text:p>
          </table:table-cell>
        </table:table-row>
        <table:table-row table:style-name="ro1">
          <table:table-cell table:number-columns-repeated="8"/>
          <table:table-cell office:value-type="float" office:value="262144" calcext:value-type="float">
            <text:p>262144</text:p>
          </table:table-cell>
          <table:table-cell table:formula="of:=16*[.I18]" office:value-type="float" office:value="4194304" calcext:value-type="float">
            <text:p>4194304</text:p>
          </table:table-cell>
          <table:table-cell table:style-name="ce7" office:value-type="float" office:value="0.003369906" calcext:value-type="float">
            <text:p>0.003369906</text:p>
          </table:table-cell>
          <table:table-cell office:value-type="float" office:value="0.004095234" calcext:value-type="float">
            <text:p>0.004095234</text:p>
          </table:table-cell>
          <table:table-cell table:style-name="ce7" office:value-type="float" office:value="0.002781831" calcext:value-type="float">
            <text:p>0.002781831</text:p>
          </table:table-cell>
        </table:table-row>
        <table:table-row table:style-name="ro1">
          <table:table-cell table:number-columns-repeated="8"/>
          <table:table-cell table:style-name="ce3" office:value-type="float" office:value="524288" calcext:value-type="float">
            <text:p>524288</text:p>
          </table:table-cell>
          <table:table-cell table:style-name="ce6" table:formula="of:=16*[.I19]" office:value-type="float" office:value="8388608" calcext:value-type="float">
            <text:p>8388608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010675045" calcext:value-type="float">
            <text:p>0.010675045</text:p>
          </table:table-cell>
          <table:table-cell office:value-type="float" office:value="0.007500373" calcext:value-type="float">
            <text:p>0.007500373</text:p>
          </table:table-cell>
        </table:table-row>
        <table:table-row table:style-name="ro1">
          <table:table-cell table:number-columns-repeated="8"/>
          <table:table-cell office:value-type="float" office:value="1048576" calcext:value-type="float">
            <text:p>1048576</text:p>
          </table:table-cell>
          <table:table-cell table:formula="of:=16*[.I20]" office:value-type="float" office:value="16777216" calcext:value-type="float">
            <text:p>16777216</text:p>
          </table:table-cell>
          <table:table-cell table:style-name="ce9" office:value-type="string" calcext:value-type="string">
            <text:p>Error</text:p>
          </table:table-cell>
          <table:table-cell office:value-type="float" office:value="0.018516668" calcext:value-type="float">
            <text:p>0.018516668</text:p>
          </table:table-cell>
          <table:table-cell table:style-name="ce7" office:value-type="float" office:value="0.010900033" calcext:value-type="float">
            <text:p>0.010900033</text:p>
          </table:table-cell>
        </table:table-row>
        <table:table-row table:style-name="ro1">
          <table:table-cell table:number-columns-repeated="8"/>
          <table:table-cell table:style-name="ce3" office:value-type="float" office:value="2097152" calcext:value-type="float">
            <text:p>2097152</text:p>
          </table:table-cell>
          <table:table-cell table:style-name="ce6" table:formula="of:=16*[.I21]" office:value-type="float" office:value="33554432" calcext:value-type="float">
            <text:p>33554432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031656788" calcext:value-type="float">
            <text:p>0.031656788</text:p>
          </table:table-cell>
          <table:table-cell office:value-type="float" office:value="0.026135822" calcext:value-type="float">
            <text:p>0.026135822</text:p>
          </table:table-cell>
        </table:table-row>
        <table:table-row table:style-name="ro1">
          <table:table-cell table:number-columns-repeated="8"/>
          <table:table-cell office:value-type="float" office:value="4194304" calcext:value-type="float">
            <text:p>4194304</text:p>
          </table:table-cell>
          <table:table-cell table:formula="of:=16*[.I22]" office:value-type="float" office:value="67108864" calcext:value-type="float">
            <text:p>67108864</text:p>
          </table:table-cell>
          <table:table-cell table:style-name="ce9" office:value-type="string" calcext:value-type="string">
            <text:p>Error</text:p>
          </table:table-cell>
          <table:table-cell office:value-type="float" office:value="0.06821975" calcext:value-type="float">
            <text:p>0.06821975</text:p>
          </table:table-cell>
          <table:table-cell table:style-name="ce7" office:value-type="float" office:value="0.035512398" calcext:value-type="float">
            <text:p>0.035512398</text:p>
          </table:table-cell>
        </table:table-row>
        <table:table-row table:style-name="ro1">
          <table:table-cell table:number-columns-repeated="8"/>
          <table:table-cell table:style-name="ce3" office:value-type="float" office:value="8388608" calcext:value-type="float">
            <text:p>8388608</text:p>
          </table:table-cell>
          <table:table-cell table:style-name="ce6" table:formula="of:=16*[.I23]" office:value-type="float" office:value="134217728" calcext:value-type="float">
            <text:p>134217728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128773844" calcext:value-type="float">
            <text:p>0.128773844</text:p>
          </table:table-cell>
          <table:table-cell office:value-type="float" office:value="0.069538618" calcext:value-type="float">
            <text:p>0.069538618</text:p>
          </table:table-cell>
        </table:table-row>
        <table:table-row table:style-name="ro1">
          <table:table-cell table:number-columns-repeated="8"/>
          <table:table-cell office:value-type="float" office:value="16777216" calcext:value-type="float">
            <text:p>16777216</text:p>
          </table:table-cell>
          <table:table-cell table:formula="of:=16*[.I24]" office:value-type="float" office:value="268435456" calcext:value-type="float">
            <text:p>268435456</text:p>
          </table:table-cell>
          <table:table-cell table:style-name="ce9" office:value-type="string" calcext:value-type="string">
            <text:p>Error</text:p>
          </table:table-cell>
          <table:table-cell office:value-type="float" office:value="0.250997658" calcext:value-type="float">
            <text:p>0.250997658</text:p>
          </table:table-cell>
          <table:table-cell table:style-name="ce7" office:value-type="float" office:value="0.140005377" calcext:value-type="float">
            <text:p>0.140005377</text:p>
          </table:table-cell>
        </table:table-row>
        <table:table-row table:style-name="ro1">
          <table:table-cell table:number-columns-repeated="8"/>
          <table:table-cell table:style-name="ce3" office:value-type="float" office:value="33554432" calcext:value-type="float">
            <text:p>33554432</text:p>
          </table:table-cell>
          <table:table-cell table:style-name="ce6" table:formula="of:=16*[.I25]" office:value-type="float" office:value="536870912" calcext:value-type="float">
            <text:p>536870912</text:p>
          </table:table-cell>
          <table:table-cell office:value-type="string" calcext:value-type="string">
            <text:p>Error</text:p>
          </table:table-cell>
          <table:table-cell table:style-name="ce8" office:value-type="float" office:value="0.510652144" calcext:value-type="float">
            <text:p>0.510652144</text:p>
          </table:table-cell>
          <table:table-cell office:value-type="float" office:value="0.299993689" calcext:value-type="float">
            <text:p>0.299993689</text:p>
          </table:table-cell>
        </table:table-row>
        <table:table-row table:style-name="ro1">
          <table:table-cell table:number-columns-repeated="8"/>
          <table:table-cell table:style-name="ce4" office:value-type="float" office:value="67108864" calcext:value-type="float">
            <text:p>67108864</text:p>
          </table:table-cell>
          <table:table-cell table:formula="of:=16*[.I26]" office:value-type="float" office:value="1073741824" calcext:value-type="float">
            <text:p>1073741824</text:p>
          </table:table-cell>
          <table:table-cell table:style-name="ce9" office:value-type="string" calcext:value-type="string">
            <text:p>Error</text:p>
          </table:table-cell>
          <table:table-cell table:style-name="ce10" office:value-type="float" office:value="0.500923055" calcext:value-type="float">
            <text:p>0.500923055</text:p>
          </table:table-cell>
          <table:table-cell table:style-name="ce10" office:value-type="float" office:value="0.658045374" calcext:value-type="float">
            <text:p>0.658045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4:16:15.859334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conskull </meta:initial-creator>
    <meta:creation-date>2018-02-26T16:21:22.473337068</meta:creation-date>
    <dc:date>2018-02-28T14:24:14.448264940</dc:date>
    <dc:creator>Falconskull </dc:creator>
    <meta:editing-duration>PT35M</meta:editing-duration>
    <meta:editing-cycles>4</meta:editing-cycles>
    <meta:generator>LibreOffice/5.0.3.2$Linux_X86_64 LibreOffice_project/00m0$Build-2</meta:generator>
    <meta:document-statistic meta:table-count="1" meta:cell-count="1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008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7cm" svg:height="9.138cm" xlink:href=".." xlink:type="simple" chart:class="chart:scatter" chart:style-name="ch1">
        <chart:title svg:x="8.697cm" svg:y="0.318cm" chart:style-name="ch2">
          <text:p>PC</text:p>
        </chart:title>
        <chart:legend chart:legend-position="end" svg:x="15.265cm" svg:y="3.772cm" style:legend-expansion="high" chart:style-name="ch3"/>
        <chart:plot-area chart:style-name="ch4" table:cell-range-address="Sheet1.J16:Sheet1.J26 Sheet1.K16:Sheet1.K18 Sheet1.L16:Sheet1.M26" chart:data-source-has-labels="both" svg:x="0.363cm" svg:y="1.305cm" svg:width="14.539cm" svg:height="7.651cm">
          <chartooo:coordinate-region svg:x="1.646cm" svg:y="1.504cm" svg:width="12.328cm" svg:height="6.805cm"/>
          <chart:axis chart:dimension="x" chart:name="primary-x" chart:style-name="ch5" chartooo:axis-type="auto">
            <chart:categories table:cell-range-address="Sheet1.J17:Sheet1.J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16:Sheet1.K18" loext:label-string="local" chart:class="chart:scatter">
            <chart:domain table:cell-range-address="Sheet1.J16:Sheet1.J26"/>
            <chart:data-point chart:repeated="11"/>
          </chart:series>
          <chart:series chart:style-name="ch9" chart:values-cell-range-address="Sheet1.L16:Sheet1.L26" loext:label-string="globales" chart:class="chart:scatter">
            <chart:data-point chart:repeated="11"/>
          </chart:series>
          <chart:series chart:style-name="ch10" chart:values-cell-range-address="Sheet1.M16:Sheet1.M26" loext:label-string="dinámicas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ocal</text:p>
              </table:table-cell>
              <table:table-cell office:value-type="string">
                <text:p>globales</text:p>
              </table:table-cell>
              <table:table-cell office:value-type="string">
                <text:p>dinámicas</text:p>
              </table:table-cell>
            </table:table-row>
          </table:table-header-rows>
          <table:table-rows>
            <table:table-row>
              <table:table-cell office:value-type="float" office:value="2097152">
                <text:p>2097150</text:p>
                <draw:g>
                  <svg:desc>Sheet1.J17:Sheet1.J26</svg:desc>
                </draw:g>
              </table:table-cell>
              <table:table-cell office:value-type="float" office:value="1048576">
                <text:p>1048576</text:p>
                <draw:g>
                  <svg:desc>Sheet1.J16:Sheet1.J26</svg:desc>
                </draw:g>
              </table:table-cell>
              <table:table-cell office:value-type="float" office:value="0.000924192">
                <text:p>0.000924192</text:p>
                <draw:g>
                  <svg:desc>Sheet1.K16:Sheet1.K18</svg:desc>
                </draw:g>
              </table:table-cell>
              <table:table-cell office:value-type="float" office:value="0.001645494">
                <text:p>0.001645494</text:p>
                <draw:g>
                  <svg:desc>Sheet1.L16:Sheet1.L26</svg:desc>
                </draw:g>
              </table:table-cell>
              <table:table-cell office:value-type="float" office:value="0.000794568">
                <text:p>0.000794568</text:p>
                <draw:g>
                  <svg:desc>Sheet1.M16:Sheet1.M26</svg:desc>
                </draw:g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097152">
                <text:p>2097152</text:p>
              </table:table-cell>
              <table:table-cell office:value-type="float" office:value="0.001694445">
                <text:p>0.001694445</text:p>
              </table:table-cell>
              <table:table-cell office:value-type="float" office:value="0.002461814">
                <text:p>0.002461814</text:p>
              </table:table-cell>
              <table:table-cell office:value-type="float" office:value="0.001836454">
                <text:p>0.00183645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194304">
                <text:p>4194304</text:p>
              </table:table-cell>
              <table:table-cell office:value-type="float" office:value="0.003369906">
                <text:p>0.003369906</text:p>
              </table:table-cell>
              <table:table-cell office:value-type="float" office:value="0.004095234">
                <text:p>0.004095234</text:p>
              </table:table-cell>
              <table:table-cell office:value-type="float" office:value="0.002781831">
                <text:p>0.00278183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10675045">
                <text:p>0.010675045</text:p>
              </table:table-cell>
              <table:table-cell office:value-type="float" office:value="0.007500373">
                <text:p>0.00750037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8516668">
                <text:p>0.018516668</text:p>
              </table:table-cell>
              <table:table-cell office:value-type="float" office:value="0.010900033">
                <text:p>0.010900033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31656788">
                <text:p>0.031656788</text:p>
              </table:table-cell>
              <table:table-cell office:value-type="float" office:value="0.026135822">
                <text:p>0.026135822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6821975">
                <text:p>0.06821975</text:p>
              </table:table-cell>
              <table:table-cell office:value-type="float" office:value="0.035512398">
                <text:p>0.035512398</text:p>
              </table:table-cell>
            </table:table-row>
            <table:table-row>
              <table:table-cell office:value-type="float" office:value="268435456">
                <text:p>268435460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128773844">
                <text:p>0.128773844</text:p>
              </table:table-cell>
              <table:table-cell office:value-type="float" office:value="0.069538618">
                <text:p>0.069538618</text:p>
              </table:table-cell>
            </table:table-row>
            <table:table-row>
              <table:table-cell office:value-type="float" office:value="536870912">
                <text:p>5368709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250997658">
                <text:p>0.250997658</text:p>
              </table:table-cell>
              <table:table-cell office:value-type="float" office:value="0.140005377">
                <text:p>0.140005377</text:p>
              </table:table-cell>
            </table:table-row>
            <table:table-row>
              <table:table-cell office:value-type="float" office:value="1073741824">
                <text:p>1073741820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510652144">
                <text:p>0.510652144</text:p>
              </table:table-cell>
              <table:table-cell office:value-type="float" office:value="0.299993689">
                <text:p>0.299993689</text:p>
              </table:table-cell>
            </table:table-row>
            <table:table-row>
              <table:table-cell office:value-type="string"/>
              <table:table-cell office:value-type="float" office:value="1073741824">
                <text:p>1073741824</text:p>
              </table:table-cell>
              <table:table-cell office:value-type="float" office:value="NaN">
                <text:p>NaN</text:p>
              </table:table-cell>
              <table:table-cell office:value-type="float" office:value="0.500923055">
                <text:p>0.500923055</text:p>
              </table:table-cell>
              <table:table-cell office:value-type="float" office:value="0.658045374">
                <text:p>0.658045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0008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58cm" svg:height="9.484cm" xlink:href=".." xlink:type="simple" chart:class="chart:scatter" chart:style-name="ch1">
        <chart:title svg:x="8.24cm" svg:y="0.325cm" chart:style-name="ch2">
          <text:p>tcgrid</text:p>
        </chart:title>
        <chart:legend chart:legend-position="end" svg:x="15.038cm" svg:y="3.945cm" style:legend-expansion="high" chart:style-name="ch3"/>
        <chart:plot-area chart:style-name="ch4" table:cell-range-address="Sheet1.J2:Sheet1.J12 Sheet1.K2:Sheet1.K4 Sheet1.L2:Sheet1.M12" chart:data-source-has-labels="both" svg:x="0.355cm" svg:y="1.319cm" svg:width="14.328cm" svg:height="7.976cm">
          <chartooo:coordinate-region svg:x="1.823cm" svg:y="1.519cm" svg:width="11.932cm" svg:height="7.129cm"/>
          <chart:axis chart:dimension="x" chart:name="primary-x" chart:style-name="ch5" chartooo:axis-type="auto">
            <chart:categories table:cell-range-address="Sheet1.J3:Sheet1.J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2:Sheet1.K4" loext:label-string="local" chart:class="chart:scatter">
            <chart:domain table:cell-range-address="Sheet1.J2:Sheet1.J12"/>
            <chart:data-point chart:repeated="11"/>
          </chart:series>
          <chart:series chart:style-name="ch9" chart:values-cell-range-address="Sheet1.L2:Sheet1.L12" loext:label-string="global" chart:class="chart:scatter">
            <chart:data-point chart:repeated="11"/>
          </chart:series>
          <chart:series chart:style-name="ch10" chart:values-cell-range-address="Sheet1.M2:Sheet1.M12" loext:label-string="dinámica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ocal</text:p>
              </table:table-cell>
              <table:table-cell office:value-type="string">
                <text:p>global</text:p>
              </table:table-cell>
              <table:table-cell office:value-type="string">
                <text:p>dinámica</text:p>
              </table:table-cell>
            </table:table-row>
          </table:table-header-rows>
          <table:table-rows>
            <table:table-row>
              <table:table-cell office:value-type="float" office:value="2097152">
                <text:p>2097150</text:p>
                <draw:g>
                  <svg:desc>Sheet1.J3:Sheet1.J12</svg:desc>
                </draw:g>
              </table:table-cell>
              <table:table-cell office:value-type="float" office:value="1048576">
                <text:p>1048576</text:p>
                <draw:g>
                  <svg:desc>Sheet1.J2:Sheet1.J12</svg:desc>
                </draw:g>
              </table:table-cell>
              <table:table-cell office:value-type="float" office:value="0.000448755">
                <text:p>0.000448755</text:p>
                <draw:g>
                  <svg:desc>Sheet1.K2:Sheet1.K4</svg:desc>
                </draw:g>
              </table:table-cell>
              <table:table-cell office:value-type="float" office:value="0.000396485">
                <text:p>0.000396485</text:p>
                <draw:g>
                  <svg:desc>Sheet1.L2:Sheet1.L12</svg:desc>
                </draw:g>
              </table:table-cell>
              <table:table-cell office:value-type="float" office:value="0.000401663">
                <text:p>0.000401663</text:p>
                <draw:g>
                  <svg:desc>Sheet1.M2:Sheet1.M12</svg:desc>
                </draw:g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097152">
                <text:p>2097152</text:p>
              </table:table-cell>
              <table:table-cell office:value-type="float" office:value="0.000767858">
                <text:p>0.000767858</text:p>
              </table:table-cell>
              <table:table-cell office:value-type="float" office:value="0.000855841">
                <text:p>0.000855841</text:p>
              </table:table-cell>
              <table:table-cell office:value-type="float" office:value="0.000852056">
                <text:p>0.0008520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194304">
                <text:p>4194304</text:p>
              </table:table-cell>
              <table:table-cell office:value-type="float" office:value="0.001573791">
                <text:p>0.001573791</text:p>
              </table:table-cell>
              <table:table-cell office:value-type="float" office:value="0.001691688">
                <text:p>0.001691688</text:p>
              </table:table-cell>
              <table:table-cell office:value-type="float" office:value="0.001687866">
                <text:p>0.00168786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2616268">
                <text:p>0.002616268</text:p>
              </table:table-cell>
              <table:table-cell office:value-type="float" office:value="0.003485072">
                <text:p>0.00348507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5946825">
                <text:p>0.005946825</text:p>
              </table:table-cell>
              <table:table-cell office:value-type="float" office:value="0.005656067">
                <text:p>0.005656067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183738">
                <text:p>0.01183738</text:p>
              </table:table-cell>
              <table:table-cell office:value-type="float" office:value="0.011410689">
                <text:p>0.011410689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3291683">
                <text:p>0.023291683</text:p>
              </table:table-cell>
              <table:table-cell office:value-type="float" office:value="0.022616922">
                <text:p>0.022616922</text:p>
              </table:table-cell>
            </table:table-row>
            <table:table-row>
              <table:table-cell office:value-type="float" office:value="268435456">
                <text:p>268435460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47261002">
                <text:p>0.047261002</text:p>
              </table:table-cell>
              <table:table-cell office:value-type="float" office:value="0.044423367">
                <text:p>0.044423367</text:p>
              </table:table-cell>
            </table:table-row>
            <table:table-row>
              <table:table-cell office:value-type="float" office:value="536870912">
                <text:p>5368709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092758995">
                <text:p>0.092758995</text:p>
              </table:table-cell>
              <table:table-cell office:value-type="float" office:value="0.092420679">
                <text:p>0.092420679</text:p>
              </table:table-cell>
            </table:table-row>
            <table:table-row>
              <table:table-cell office:value-type="float" office:value="1073741824">
                <text:p>1073741820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85798487">
                <text:p>0.185798487</text:p>
              </table:table-cell>
              <table:table-cell office:value-type="float" office:value="0.192134847">
                <text:p>0.192134847</text:p>
              </table:table-cell>
            </table:table-row>
            <table:table-row>
              <table:table-cell office:value-type="string"/>
              <table:table-cell office:value-type="float" office:value="1073741824">
                <text:p>1073741824</text:p>
              </table:table-cell>
              <table:table-cell office:value-type="float" office:value="NaN">
                <text:p>NaN</text:p>
              </table:table-cell>
              <table:table-cell office:value-type="float" office:value="0.17647175">
                <text:p>0.17647175</text:p>
              </table:table-cell>
              <table:table-cell office:value-type="float" office:value="0.357497022">
                <text:p>0.357497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